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d7" draw:textarea-horizontal-align="justify" draw:textarea-vertical-align="middle" draw:auto-grow-height="false" fo:min-height="3.342cm" fo:min-width="9.738cm"/>
    </style:style>
    <style:style style:name="gr2" style:family="graphic" style:parent-style-name="standard">
      <style:graphic-properties draw:stroke="dash" draw:stroke-dash="Fine_20_Dashed" draw:fill="none" draw:fill-color="#fff5ce" draw:textarea-horizontal-align="justify" draw:textarea-vertical-align="middle" draw:auto-grow-height="false" fo:min-height="2.444cm" fo:min-width="5.877cm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1.546cm" fo:min-width="2.465cm"/>
    </style:style>
    <style:style style:name="gr4" style:family="graphic" style:parent-style-name="standard">
      <style:graphic-properties draw:stroke="none" svg:stroke-color="#000000" draw:fill="none" draw:fill-color="#ffffff" fo:min-height="2.05cm"/>
    </style:style>
    <style:style style:name="gr5" style:family="graphic" style:parent-style-name="standard">
      <style:graphic-properties draw:stroke="none" svg:stroke-color="#000000" draw:fill="none" draw:fill-color="#ffffff" fo:min-height="2.67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5.084cm" fo:min-width="14.232cm"/>
    </style:style>
    <style:style style:name="gr7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none" draw:fill-color="#fff5c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5.08cm" svg:x="4.302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017cm" svg:height="3.81cm" svg:x="4.556cm" svg:y="11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191cm" svg:height="2.54cm" svg:x="4.81cm" svg:y="12.43cm">
          <text:p text:style-name="P3">Honest</text:p>
          <text:p text:style-name="P3">Participa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715cm" svg:height="2.3cm" svg:x="8.112cm" svg:y="12.176cm">
          <draw:text-box>
            <text:p text:style-name="P3">Rational<text:line-break/>Participants</text:p>
          </draw:text-box>
        </draw:frame>
        <draw:frame draw:style-name="gr5" draw:text-style-name="P5" draw:layer="layout" svg:width="5.715cm" svg:height="2.927cm" svg:x="12.938cm" svg:y="12.176cm">
          <draw:text-box>
            <text:p text:style-name="P3">Byzantine<text:line-break/>Participants</text:p>
          </draw:text-box>
        </draw:frame>
        <draw:custom-shape draw:style-name="gr6" draw:text-style-name="P6" draw:layer="layout" svg:width="14.732cm" svg:height="5.334cm" svg:x="4.175cm" svg:y="11.03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.604cm" svg:height="3.638cm" svg:x="10.017cm" svg:y="12.176cm">
          <draw:text-box>
            <text:p text:style-name="P3"><text:span text:style-name="T1">=</text:span></text:p>
            <text:p text:style-name="P3"/>
            <text:p text:style-name="P3"><text:span text:style-name="T2">(equivalent in</text:span><text:span text:style-name="T2"><text:line-break/></text:span><text:span text:style-name="T2">open system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5:08:34.193468844</meta:creation-date>
    <dc:date>2019-09-23T22:01:29.681770679</dc:date>
    <meta:editing-duration>PT15M42S</meta:editing-duration>
    <meta:editing-cycles>4</meta:editing-cycles>
    <meta:generator>LibreOffice/6.1.6.3$MacOSX_X86_64 LibreOffice_project/5896ab1714085361c45cf540f76f60673dd96a72</meta:generator>
    <meta:document-statistic meta:object-count="7"/>
  </office:meta>
</office:document-meta>
</file>